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alny" style:font-family-generic="roman" style:font-pitch="variable" style:font-charset="x-symbol"/>
  </office:font-face-decls>
  <office:automatic-styles>
    <style:style style:name="P1" style:family="paragraph" style:parent-style-name="Heading_20_2" style:list-style-name="WWNum1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start" style:justify-single-word="false" style:writing-mode="lr-tb"/>
    </style:style>
    <style:style style:name="P3" style:family="paragraph" style:parent-style-name="Standard">
      <loext:graphic-properties draw:fill="solid" draw:fill-color="#ffffff"/>
      <style:paragraph-properties fo:text-align="start" style:justify-single-word="false" fo:background-color="#ffffff" style:writing-mode="lr-tb"/>
    </style:style>
    <style:style style:name="P4" style:family="paragraph" style:parent-style-name="Standard">
      <style:paragraph-properties fo:text-align="start" style:justify-single-word="false" fo:break-before="page" style:writing-mode="lr-tb"/>
    </style:style>
    <style:style style:name="P5" style:family="paragraph" style:parent-style-name="Standard">
      <style:paragraph-properties fo:text-align="start" style:justify-single-word="false"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text-align="start" style:justify-single-word="false" style:writing-mode="lr-tb"/>
      <style:text-properties fo:font-style="normal" style:font-style-asian="normal" style:font-style-complex="normal"/>
    </style:style>
    <style:style style:name="P7" style:family="paragraph" style:parent-style-name="Standard">
      <style:paragraph-properties fo:text-align="start" style:justify-single-word="false" style:writing-mode="lr-tb"/>
      <style:text-properties fo:color="#bcbec4" loext:opacity="100%" style:font-name="JetBrains Mono" fo:font-size="10pt" fo:font-style="normal" fo:font-weight="normal" style:font-size-asian="10pt" style:font-style-asian="normal" style:font-weight-asian="normal" style:font-style-complex="normal"/>
    </style:style>
    <style:style style:name="P8" style:family="paragraph" style:parent-style-name="Text_20_body">
      <style:paragraph-properties fo:text-align="start" style:justify-single-word="false" style:writing-mode="lr-tb"/>
    </style:style>
    <style:style style:name="P9" style:family="paragraph" style:parent-style-name="Text_20_body" style:list-style-name="WWNum2">
      <style:paragraph-properties fo:text-align="start" style:justify-single-word="false" style:writing-mode="lr-tb"/>
    </style:style>
    <style:style style:name="P10" style:family="paragraph" style:parent-style-name="Text_20_body">
      <style:paragraph-properties fo:text-align="start" style:justify-single-word="false" style:writing-mode="lr-tb"/>
      <style:text-properties fo:font-style="normal" style:font-style-asian="normal" style:font-style-complex="normal"/>
    </style:style>
    <style:style style:name="P11" style:family="paragraph" style:parent-style-name="Title">
      <style:paragraph-properties fo:margin-top="0.423cm" fo:margin-bottom="0.212cm" style:contextual-spacing="false" fo:text-align="center" style:justify-single-word="false" style:writing-mode="lr-tb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 style:font-style-complex="normal"/>
    </style:style>
    <style:style style:name="T6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b200b2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94558d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1750eb" loext:opacity="100%" style:font-name="JetBrains Mono" fo:font-size="10pt" fo:font-style="normal" fo:font-weight="normal" style:font-size-asian="10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Snake</text:p>
      <text:list xml:id="list372168245" text:style-name="WWNum1">
        <text:list-item>
          <text:list>
            <text:list-item>
              <text:h text:style-name="P1" text:outline-level="2">Uruchomienie lokalne</text:h>
            </text:list-item>
          </text:list>
        </text:list-item>
      </text:list>
      <text:p text:style-name="P2">Wymagany jest zainstalowany python.</text:p>
      <text:p text:style-name="P2"/>
      <text:p text:style-name="P2">1. Otwórz terminal, przejdź do katalogu z projektem</text:p>
      <text:p text:style-name="P5"/>
      <text:p text:style-name="P2"><text:span text:style-name="T1">2. Zainstaluj wymaganie pakiety, wykonując następującą komendę</text:span></text:p>
      <text:p text:style-name="P2"><text:span text:style-name="T3">pip install -r .\server\requirements.txt</text:span></text:p>
      <text:p text:style-name="P6"/>
      <text:p text:style-name="P2"><text:span text:style-name="T1">3. Uruchom serwer</text:span></text:p>
      <text:p text:style-name="P2"><text:span text:style-name="T3">python server\server.py</text:span></text:p>
      <text:p text:style-name="P6"/>
      <text:p text:style-name="P2"><text:span text:style-name="T2">4. Otwórz plik </text:span><text:span text:style-name="T4">index.html</text:span><text:span text:style-name="T2"> w przeglądarce.</text:span></text:p>
      <text:p text:style-name="P6"/>
      <text:list xml:id="list191735667713041" text:continue-numbering="true" text:style-name="WWNum1">
        <text:list-item>
          <text:list>
            <text:list-item>
              <text:h text:style-name="P1" text:outline-level="2">Serwer – backend</text:h>
            </text:list-item>
          </text:list>
        </text:list-item>
      </text:list>
      <text:p text:style-name="P8">W skład serwera wchodzą 3 moduły:</text:p>
      <text:list text:style-name="WWNum2">
        <text:list-item>
          <text:p text:style-name="P9">constants.py</text:p>
        </text:list-item>
        <text:list-item>
          <text:p text:style-name="P9">game.py</text:p>
        </text:list-item>
        <text:list-item>
          <text:p text:style-name="P9">server.py</text:p>
        </text:list-item>
      </text:list>
      <text:p text:style-name="P8"/>
      <text:p text:style-name="P8">W pliku <text:span text:style-name="T4">constants.py</text:span><text:span text:style-name="T2"> znajdują się wydzielone stałe dla zachowania czystości i przejrzystości kodu.</text:span></text:p>
      <text:p text:style-name="P8"><text:span text:style-name="T2">Moduł </text:span><text:span text:style-name="T4">game.py</text:span><text:span text:style-name="T2"> odpowiada za mechanikę gry. Zdefiniowane są w nim dwie klasy: klasa Game – reprezentująca stan gry, oraz klasa Player – która opisuje stan gracza (dokładniej kontrolowanego przez niego węża).<text:line-break/><text:line-break/></text:span><text:span text:style-name="T5">class </text:span><text:span text:style-name="T7">Game</text:span><text:span text:style-name="T8">:<text:line-break/> <text:s text:c="3"/></text:span><text:span text:style-name="T6">def </text:span><text:span text:style-name="T9">__init__</text:span><text:span text:style-name="T8">(</text:span><text:span text:style-name="T10">self</text:span><text:span text:style-name="T8">):<text:line-break/> <text:s text:c="7"/></text:span><text:span text:style-name="T10">self</text:span><text:span text:style-name="T8">.board_width = </text:span><text:span text:style-name="T11">10<text:line-break/> <text:s text:c="7"/></text:span><text:span text:style-name="T10">self</text:span><text:span text:style-name="T8">.board_height = </text:span><text:span text:style-name="T11">10<text:line-break/> <text:s text:c="7"/></text:span><text:span text:style-name="T10">self</text:span><text:span text:style-name="T8">.tick = </text:span><text:span text:style-name="T11">1<text:line-break/> <text:s text:c="7"/></text:span><text:span text:style-name="T10">self</text:span><text:span text:style-name="T8">.players = {}<text:line-break/> <text:s text:c="7"/></text:span><text:span text:style-name="T10">self</text:span><text:span text:style-name="T8">.started = </text:span><text:span text:style-name="T6">False<text:line-break/> <text:s text:c="7"/></text:span><text:span text:style-name="T10">self</text:span><text:span text:style-name="T8">.food = []<text:line-break/> <text:s text:c="7"/></text:span><text:span text:style-name="T10">self</text:span><text:span text:style-name="T8">.state = State.WAITING_FOR_ANOTHER_PLAYER</text:span></text:p>
      <text:p text:style-name="P7"/>
      <text:p text:style-name="P7"/>
      <text:p text:style-name="P8"><text:span text:style-name="T2">board_width, board_height – rozmiar planszy<text:line-break/>tick – szybkość gry (jak często stan gry jest aktualizowany i wysyłany do graczy) w sekundach<text:line-break/>players - słownik przechowujący graczy należących do danej sesji gry<text:line-break/>started – flaga określająca czy gra rozpoczęła się<text:line-break/>food – tablica zawierająca koordynaty jedzenia<text:line-break/>state – status gry</text:span></text:p>
      <text:p text:style-name="P10"><text:soft-page-break/></text:p>
      <text:p text:style-name="P3"><text:span text:style-name="T5">class </text:span><text:span text:style-name="T7">Player</text:span><text:span text:style-name="T8">:<text:line-break/> <text:s text:c="3"/></text:span><text:span text:style-name="T6">def </text:span><text:span text:style-name="T9">__init__</text:span><text:span text:style-name="T8">(</text:span><text:span text:style-name="T10">self</text:span><text:span text:style-name="T8">, </text:span><text:span text:style-name="T7">name</text:span><text:span text:style-name="T8">, </text:span><text:span text:style-name="T7">body_segments</text:span><text:span text:style-name="T8">, </text:span><text:span text:style-name="T7">direction</text:span><text:span text:style-name="T8">, </text:span><text:span text:style-name="T7">color</text:span><text:span text:style-name="T8">):<text:line-break/> <text:s text:c="7"/></text:span><text:span text:style-name="T10">self</text:span><text:span text:style-name="T8">.name = </text:span><text:span text:style-name="T7">name<text:line-break/> <text:s text:c="7"/></text:span><text:span text:style-name="T10">self</text:span><text:span text:style-name="T8">.body_segments = </text:span><text:span text:style-name="T7">body_segments<text:line-break/> <text:s text:c="7"/></text:span><text:span text:style-name="T10">self</text:span><text:span text:style-name="T8">.direction = </text:span><text:span text:style-name="T7">direction<text:line-break/> <text:s text:c="7"/></text:span><text:span text:style-name="T10">self</text:span><text:span text:style-name="T8">.last_direction = </text:span><text:span text:style-name="T7">direction<text:line-break/> <text:s text:c="7"/></text:span><text:span text:style-name="T10">self</text:span><text:span text:style-name="T8">.color = </text:span><text:span text:style-name="T7">color</text:span></text:p>
      <text:p text:style-name="P6"/>
      <text:p text:style-name="P2"><text:span text:style-name="T2">name – nazwa gracza</text:span></text:p>
      <text:p text:style-name="P2"><text:span text:style-name="T2">body_segments – tablica koordynatów tworzących danego węża</text:span></text:p>
      <text:p text:style-name="P2"><text:span text:style-name="T2">direction – obecny kierunek poruszania się węża (lewo/prawo/góra/dół)</text:span></text:p>
      <text:p text:style-name="P2"><text:span text:style-name="T2">last_direction – kierunek w jakim poruszył się wąż w poprzednim ticku<text:line-break/>color – kolor węża</text:span></text:p>
      <text:p text:style-name="P6"/>
      <text:p text:style-name="P6"/>
      <text:p text:style-name="P2"><text:span text:style-name="T2">Moduł </text:span><text:span text:style-name="T4">server.py</text:span><text:span text:style-name="T2"> jest na szczycie backendu – to w nim następuje komunikacja z klientami. Komunikacja realizowana jest z użyciem protokołu WebSocket, który zapewnia dwukierunkowy kanał wymiany danych przez pojedyncze połączenie TCP. Umożliwia to przesyłanie danych przy niższym obciążeniu z i do serwera w czasie rzeczywistym (w porównaniu do innych rozwiązań półdupleksowych takich jak np. odpytywanie HTTP).</text:span></text:p>
      <text:p text:style-name="P6"/>
      <text:p text:style-name="P2"><text:span text:style-name="T2">Asynchroniczne wywołania funkcji realizowane są przy pomocy biblioteki asyncio – z użyciem składni async, await.</text:span></text:p>
      <text:p text:style-name="P6"/>
      <text:p text:style-name="P2"><text:span text:style-name="T2">Komunikaty wysyłane z i do serwera są w formacie JSON.<text:line-break/>Przykłady komunikatów:</text:span></text:p>
      <text:p text:style-name="P6"/>
      <text:p text:style-name="P2"><text:span text:style-name="T2">1. Rozpoczęcie sesji (wysyła klient do serwera)</text:span></text:p>
      <text:p text:style-name="P2"><text:span text:style-name="T2">{</text:span></text:p>
      <text:p text:style-name="P2"><text:span text:style-name="T2"><text:s text:c="2"/>"action": "start",</text:span></text:p>
      <text:p text:style-name="P2"><text:span text:style-name="T2"><text:s text:c="2"/>"player": {</text:span></text:p>
      <text:p text:style-name="P2"><text:span text:style-name="T2"><text:s text:c="4"/>"name": "player770730",</text:span></text:p>
      <text:p text:style-name="P2"><text:span text:style-name="T2"><text:s text:c="4"/>"color": "#00F"</text:span></text:p>
      <text:p text:style-name="P2"><text:span text:style-name="T2"><text:s text:c="2"/>}</text:span></text:p>
      <text:p text:style-name="P2"><text:span text:style-name="T2">}</text:span></text:p>
      <text:p text:style-name="P6"/>
      <text:p text:style-name="P2"><text:span text:style-name="T2">2. Dołączenie do istniejącej sesji (wysyła klient do serwera)</text:span></text:p>
      <text:p text:style-name="P2">{</text:p>
      <text:p text:style-name="P2"><text:s text:c="2"/>"action": "join",</text:p>
      <text:p text:style-name="P2"><text:s text:c="2"/>"key": "rS-dlvLqdmy7hkZN",</text:p>
      <text:p text:style-name="P2"><text:s text:c="2"/>"player": {</text:p>
      <text:p text:style-name="P2"><text:s text:c="4"/>"name": "player142344",</text:p>
      <text:p text:style-name="P2"><text:s text:c="4"/>"color": "#F00"</text:p>
      <text:p text:style-name="P2"><text:s text:c="2"/>}</text:p>
      <text:p text:style-name="P2">}</text:p>
      <text:p text:style-name="P2"/>
      <text:p text:style-name="P2"/>
      <text:p text:style-name="P4">3. Informacja o sesji (wysyła serwer do klienta)</text:p>
      <text:p text:style-name="P2">{</text:p>
      <text:p text:style-name="P2"><text:s text:c="2"/>"type": "game_info",</text:p>
      <text:p text:style-name="P2"><text:s text:c="2"/>"width": 10,</text:p>
      <text:p text:style-name="P2"><text:s text:c="2"/>"height": 10,</text:p>
      <text:p text:style-name="P2"><text:s text:c="2"/>"key": "rS-dlvLqdmy7hkZN"</text:p>
      <text:p text:style-name="P2">}</text:p>
      <text:p text:style-name="P2"/>
      <text:p text:style-name="P2">4. Informacja o stanie w trakcie gry (wysyła serwer do klienta)</text:p>
      <text:p text:style-name="P2">{</text:p>
      <text:p text:style-name="P2"><text:s text:c="2"/>"type": "status",</text:p>
      <text:p text:style-name="P2"><text:s text:c="2"/>"food": [</text:p>
      <text:p text:style-name="P2"><text:s text:c="4"/>[7, 1]</text:p>
      <text:p text:style-name="P2"><text:s text:c="2"/>],</text:p>
      <text:p text:style-name="P2"><text:s text:c="2"/>"players": [</text:p>
      <text:p text:style-name="P2"><text:s text:c="4"/>{</text:p>
      <text:p text:style-name="P2"><text:s text:c="6"/>"name": "player798302",</text:p>
      <text:p text:style-name="P2"><text:s text:c="6"/>"bodySegments": [</text:p>
      <text:p text:style-name="P2"><text:s text:c="8"/>[1, 6]</text:p>
      <text:p text:style-name="P2"><text:s text:c="6"/>],</text:p>
      <text:p text:style-name="P2"><text:s text:c="6"/>"color": "#00F"</text:p>
      <text:p text:style-name="P2"><text:s text:c="4"/>},</text:p>
      <text:p text:style-name="P2"><text:s text:c="4"/>{</text:p>
      <text:p text:style-name="P2"><text:s text:c="6"/>"name": "player142344",</text:p>
      <text:p text:style-name="P2"><text:s text:c="6"/>"bodySegments": [</text:p>
      <text:p text:style-name="P2"><text:s text:c="8"/>[7, 4]</text:p>
      <text:p text:style-name="P2"><text:s text:c="6"/>],</text:p>
      <text:p text:style-name="P2"><text:s text:c="6"/>"color": "#F00"</text:p>
      <text:p text:style-name="P2"><text:s text:c="4"/>}</text:p>
      <text:p text:style-name="P2"><text:s text:c="2"/>],</text:p>
      <text:p text:style-name="P2"><text:s text:c="2"/>"state": "GAME_IN_PROGRESS"</text:p>
      <text:p text:style-name="P2">}</text:p>
      <text:p text:style-name="P2"/>
      <text:p text:style-name="P2">5. Informacja o zmianie kierunku węża (wysyła klient do serwera)</text:p>
      <text:p text:style-name="P2">{</text:p>
      <text:p text:style-name="P2"><text:s text:c="2"/>"action": "move",</text:p>
      <text:p text:style-name="P2"><text:s text:c="2"/>"direction": "down",</text:p>
      <text:p text:style-name="P2"><text:s text:c="2"/>"playerName": "player142344"</text:p>
      <text:p text:style-name="P2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alny" style:font-family-generic="roman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l" fo:country="PL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Arial" style:font-family-complex="Arial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WWNum1" style:list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Num1" style:list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6" style:layout-grid-base-height="0.5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7T18:26:36</meta:creation-date>
    <dc:language>pl-PL</dc:language>
    <dc:date>2024-02-07T19:13:27</dc:date>
    <meta:editing-cycles>1</meta:editing-cycles>
    <meta:editing-duration>PT46M</meta:editing-duration>
    <meta:generator>LibreOffice/7.4.1.2$Windows_X86_64 LibreOffice_project/3c58a8f3a960df8bc8fd77b461821e42c061c5f0</meta:generator>
    <meta:document-statistic meta:table-count="0" meta:image-count="0" meta:object-count="0" meta:page-count="3" meta:paragraph-count="79" meta:word-count="418" meta:character-count="3263" meta:non-whitespace-character-count="2667"/>
    <meta:user-defined meta:name="AppVersion">15.0000</meta:user-defined>
  </office:meta>
</office:document-meta>
</file>